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1000000C8000000C83F0D1891E5BB06B2.png" manifest:media-type="image/png"/>
  <manifest:file-entry manifest:full-path="Pictures/1000000000000CEC000009B1613EB8FB25183FC0.png" manifest:media-type="image/png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meta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Replacements/Object 5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5" manifest:media-type="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" manifest:media-type=""/>
  <manifest:file-entry manifest:full-path="ObjectReplacements/Object 8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FreeSans" svg:font-family="FreeSans" style:font-pitch="variable"/>
    <style:font-face style:name="FreeSans1" svg:font-family="FreeSans" style:font-family-generic="system" style:font-pitch="variable"/>
    <style:font-face style:name="FreeSans2" svg:font-family="FreeSans" style:font-family-generic="swiss" style:font-pitch="variable"/>
    <style:font-face style:name="Georgia" svg:font-family="Georgia" style:font-family-generic="roman" style:font-pitch="variable"/>
    <style:font-face style:name="Georgia1" svg:font-family="Georgia"/>
    <style:font-face style:name="Georgia2" svg:font-family="Georgia" style:font-pitch="variable"/>
    <style:font-face style:name="Georgia3" svg:font-family="Georgia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swiss" style:font-pitch="variable"/>
    <style:font-face style:name="Noto Sans" svg:font-family="'Noto Sans'" style:font-family-generic="roman" style:font-pitch="variable"/>
    <style:font-face style:name="Roboto-Regular" svg:font-family="Roboto-Regular"/>
    <style:font-face style:name="Roboto-Regular1" svg:font-family="Roboto-Regular" style:font-pitch="variable"/>
    <style:font-face style:name="WenQuanYi Zen Hei" svg:font-family="'WenQuanYi Zen Hei'" style:font-family-generic="swiss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/>
      <style:paragraph-properties style:writing-mode="lr-tb"/>
    </style:style>
    <style:style style:name="gr3" style:family="graphic" style:parent-style-name="Объект_20_без_20_заливки_20_и_20_линий_5f_37">
      <style:graphic-properties draw:textarea-horizontal-align="center" draw:textarea-vertical-align="middle" draw:ole-draw-aspect="1" style:protect="size"/>
      <style:paragraph-properties style:writing-mode="lr-tb"/>
    </style:style>
    <style:style style:name="gr4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/>
      <style:paragraph-properties style:writing-mode="lr-tb"/>
    </style:style>
    <style:style style:name="gr5" style:family="graphic" style:parent-style-name="standard" style:list-style-name="L2">
      <style:graphic-properties draw:stroke="none" draw:fill="solid" draw:fill-color="#dee6ef" fo:min-height="5.35cm"/>
      <style:paragraph-properties style:writing-mode="lr-tb"/>
    </style:style>
    <style:style style:name="gr6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/>
      <style:paragraph-properties style:writing-mode="lr-tb"/>
    </style:style>
    <style:style style:name="gr7" style:family="graphic" style:parent-style-name="standard" style:list-style-name="L2">
      <style:graphic-properties draw:stroke="none" draw:fill="solid" draw:fill-color="#dee6ef" fo:min-height="5.35cm"/>
      <style:paragraph-properties style:writing-mode="lr-tb"/>
    </style:style>
    <style:style style:name="gr8" style:family="graphic" style:parent-style-name="Обычный_5f_1_5f_1_5f_1_5f_6">
      <style:graphic-properties draw:stroke="none" svg:stroke-color="#000000" draw:fill="solid" draw:fill-color="#ccf4c6" draw:auto-grow-height="true" draw:auto-grow-width="false" fo:max-height="0cm" fo:min-height="4.35cm"/>
      <style:paragraph-properties style:writing-mode="lr-tb"/>
    </style:style>
    <style:style style:name="gr9" style:family="graphic" style:parent-style-name="Объект_20_без_20_заливки_20_и_20_линий_5f_37">
      <style:graphic-properties draw:textarea-horizontal-align="center" draw:textarea-vertical-align="middle" draw:ole-draw-aspect="1" style:protect="size"/>
    </style:style>
    <style:style style:name="gr10" style:family="graphic" style:parent-style-name="Объект_20_без_20_заливки_20_и_20_линий_5f_37_5f_1">
      <style:graphic-properties draw:textarea-horizontal-align="center" draw:textarea-vertical-align="middle" draw:ole-draw-aspect="1" style:protect="size"/>
    </style:style>
    <style:style style:name="gr11" style:family="graphic" style:parent-style-name="Обычный_5f_1_5f_1_5f_1_5f_7">
      <style:graphic-properties draw:stroke="none" svg:stroke-color="#000000" draw:fill="solid" draw:fill-color="#fde9a9" draw:auto-grow-height="true" draw:auto-grow-width="false" fo:max-height="0cm" fo:min-height="2.75cm"/>
      <style:paragraph-properties style:writing-mode="lr-tb"/>
    </style:style>
    <style:style style:name="gr12" style:family="graphic" style:parent-style-name="Объект_20_без_20_заливки_20_и_20_линий_5f_38">
      <style:graphic-properties draw:fill="solid" draw:fill-color="#fde9a9"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none" draw:fill="solid" draw:fill-color="#aadcf7" fo:min-height="5.15cm"/>
      <style:paragraph-properties style:writing-mode="lr-tb"/>
    </style:style>
    <style:style style:name="gr14" style:family="graphic" style:parent-style-name="Объект_20_без_20_заливки_20_и_20_линий_5f_38">
      <style:graphic-properties draw:fill="none" draw:fill-color="#fde9a9" draw:textarea-horizontal-align="center" draw:textarea-vertical-align="middle" draw:ole-draw-aspect="1" style:protect="size"/>
    </style:style>
    <style:style style:name="gr15" style:family="graphic" style:parent-style-name="Обычный_5f_1">
      <style:graphic-properties draw:stroke="none" svg:stroke-color="#000000" draw:fill="solid" draw:fill-color="#ccf4c6" draw:auto-grow-height="true" draw:auto-grow-width="false" fo:max-height="0cm" fo:min-height="4.423cm"/>
      <style:paragraph-properties style:writing-mode="lr-tb"/>
    </style:style>
    <style:style style:name="gr16" style:family="graphic" style:parent-style-name="standard">
      <style:graphic-properties draw:stroke="none" draw:fill="solid" draw:fill-color="#f9cfb5" fo:min-height="3.686cm"/>
      <style:paragraph-properties style:writing-mode="lr-tb"/>
    </style:style>
    <style:style style:name="gr17" style:family="graphic" style:parent-style-name="standard">
      <style:graphic-properties draw:stroke="none" draw:fill="solid" draw:fill-color="#aadcf7" fo:min-height="4.423cm"/>
      <style:paragraph-properties style:writing-mode="lr-tb"/>
    </style:style>
    <style:style style:name="gr1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9" style:family="graphic" style:parent-style-name="Обычный_5f_1" style:list-style-name="L2">
      <style:graphic-properties draw:stroke="none" svg:stroke-color="#000000" draw:fill="solid" draw:fill-color="#f9cfb5" draw:auto-grow-height="true" draw:auto-grow-width="false" fo:max-height="0cm" fo:min-height="2.949cm"/>
      <style:paragraph-properties style:writing-mode="lr-tb"/>
    </style:style>
    <style:style style:name="gr20" style:family="graphic" style:parent-style-name="Обычный_5f_1" style:list-style-name="L2">
      <style:graphic-properties draw:stroke="none" svg:stroke-color="#000000" draw:fill="solid" draw:fill-color="#f9cfb5" draw:auto-grow-height="true" draw:auto-grow-width="false" fo:max-height="0cm" fo:min-height="2.949cm"/>
      <style:paragraph-properties style:writing-mode="lr-tb"/>
    </style:style>
    <style:style style:name="gr21" style:family="graphic" style:parent-style-name="standard">
      <style:graphic-properties draw:stroke="none" draw:fill="solid" draw:fill-color="#fde9a9" fo:min-height="3.939cm"/>
      <style:paragraph-properties style:writing-mode="lr-tb"/>
    </style:style>
    <style:style style:name="gr22" style:family="graphic" style:parent-style-name="Объект_20_без_20_заливки_20_и_20_линий_5f_40">
      <style:graphic-properties draw:textarea-horizontal-align="center" draw:textarea-vertical-align="middle" draw:ole-draw-aspect="1" style:protect="size"/>
    </style:style>
    <style:style style:name="gr23" style:family="graphic" style:parent-style-name="Обычный_5f_1">
      <style:graphic-properties draw:stroke="none" svg:stroke-color="#000000" draw:fill="solid" draw:fill-color="#ccf4c6" draw:auto-grow-height="true" draw:auto-grow-width="false" fo:max-height="0cm" fo:min-height="10.75cm"/>
      <style:paragraph-properties style:writing-mode="lr-tb"/>
    </style:style>
    <style:style style:name="gr24" style:family="graphic" style:parent-style-name="Обычный_5f_1">
      <style:graphic-properties draw:stroke="none" draw:fill="solid" draw:fill-color="#ffd74c" fo:min-height="5.089cm"/>
      <style:paragraph-properties style:writing-mode="lr-tb"/>
    </style:style>
    <style:style style:name="gr25" style:family="graphic" style:parent-style-name="Объект_20_без_20_заливки_20_и_20_линий_5f_41">
      <style:graphic-properties draw:textarea-horizontal-align="center" draw:textarea-vertical-align="middle" draw:ole-draw-aspect="1" style:protect="size"/>
    </style:style>
    <style:style style:name="gr26" style:family="graphic" style:parent-style-name="Обычный_5f_1_5f_1_5f_1_5f_5">
      <style:graphic-properties draw:stroke="none" svg:stroke-color="#000000" draw:fill="solid" draw:fill-color="#aadcf7" draw:auto-grow-height="true" draw:auto-grow-width="false" fo:max-height="0cm" fo:min-height="10.582cm"/>
      <style:paragraph-properties style:writing-mode="lr-tb"/>
    </style:style>
    <style:style style:name="gr27" style:family="graphic" style:parent-style-name="Обычный_5f_2_5f_2_5f_1" style:list-style-name="L2">
      <style:graphic-properties draw:stroke="none" svg:stroke-color="#000000" draw:fill="none" draw:fill-color="#ffffff" draw:auto-grow-height="true" draw:auto-grow-width="false" fo:max-height="0cm" fo:min-height="12.629cm"/>
      <style:paragraph-properties style:writing-mode="lr-tb"/>
    </style:style>
    <style:style style:name="gr2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subtitle">
      <style:graphic-properties draw:fill-color="#ffffff" fo:min-height="10.117cm"/>
      <style:paragraph-properties style:writing-mode="lr-tb"/>
    </style:style>
    <style:style style:name="pr5" style:family="presentation" style:parent-style-name="Inspiration-title">
      <style:graphic-properties fo:min-height="1.339cm"/>
      <style:paragraph-properties style:writing-mode="lr-tb"/>
    </style:style>
    <style:style style:name="pr6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line-height="200%" fo:text-align="start">
        <style:tab-stops/>
      </style:paragraph-properties>
      <style:text-properties fo:font-size="18pt"/>
    </style:style>
    <style:style style:name="P5" style:family="paragraph">
      <style:paragraph-properties fo:margin-left="0cm" fo:margin-right="0cm" fo:line-height="200%" fo:text-align="start" fo:text-indent="0cm">
        <style:tab-stops/>
      </style:paragraph-properties>
      <style:text-properties fo:font-size="18pt"/>
    </style:style>
    <style:style style:name="P6" style:family="paragraph">
      <loext:graphic-properties draw:fill-color="#ffffff"/>
      <style:paragraph-properties fo:text-align="start" style:writing-mode="lr-tb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ffe994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solid" draw:fill-color="#dee6ef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solid" draw:fill-color="#ccf4c6"/>
      <style:paragraph-properties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>
      <loext:graphic-properties draw:fill="solid" draw:fill-color="#fde9a9"/>
      <style:paragraph-properties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>
      <loext:graphic-properties draw:fill="solid" draw:fill-color="#fde9a9"/>
      <style:paragraph-properties fo:text-align="center"/>
    </style:style>
    <style:style style:name="P18" style:family="paragraph">
      <loext:graphic-properties draw:fill="solid" draw:fill-color="#aadcf7"/>
      <style:paragraph-properties style:writing-mode="lr-tb"/>
    </style:style>
    <style:style style:name="P19" style:family="paragraph">
      <loext:graphic-properties draw:fill="none" draw:fill-color="#fde9a9"/>
      <style:paragraph-properties fo:text-align="center"/>
    </style:style>
    <style:style style:name="P20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21" style:family="paragraph">
      <style:paragraph-properties fo:text-align="end"/>
    </style:style>
    <style:style style:name="P22" style:family="paragraph">
      <loext:graphic-properties draw:fill="solid" draw:fill-color="#ccf4c6"/>
      <style:paragraph-properties fo:text-align="end" style:writing-mode="lr-tb"/>
      <style:text-properties fo:font-size="18pt"/>
    </style:style>
    <style:style style:name="P23" style:family="paragraph">
      <loext:graphic-properties draw:fill="solid" draw:fill-color="#f9cfb5"/>
      <style:paragraph-properties style:writing-mode="lr-tb"/>
    </style:style>
    <style:style style:name="P24" style:family="paragraph">
      <loext:graphic-properties draw:fill="solid" draw:fill-color="#f9cfb5"/>
      <style:paragraph-properties fo:margin-left="0cm" fo:margin-right="0cm" fo:margin-top="0cm" fo:margin-bottom="0cm" fo:line-height="100%" fo:text-indent="0cm" style:writing-mode="lr-tb"/>
    </style:style>
    <style:style style:name="P25" style:family="paragraph">
      <loext:graphic-properties draw:fill="solid" draw:fill-color="#fde9a9"/>
      <style:paragraph-properties style:writing-mode="lr-tb"/>
    </style:style>
    <style:style style:name="P26" style:family="paragraph">
      <loext:graphic-properties draw:fill="solid" draw:fill-color="#ccf4c6"/>
      <style:paragraph-properties style:writing-mode="lr-tb"/>
    </style:style>
    <style:style style:name="P27" style:family="paragraph">
      <loext:graphic-properties draw:fill="solid" draw:fill-color="#ffd74c"/>
      <style:paragraph-properties style:writing-mode="lr-tb"/>
    </style:style>
    <style:style style:name="P28" style:family="paragraph">
      <loext:graphic-properties draw:fill="solid" draw:fill-color="#aadcf7"/>
      <style:paragraph-properties fo:text-align="center" style:writing-mode="lr-tb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30" style:family="paragraph">
      <style:paragraph-properties fo:text-align="start" style:text-autospace="none"/>
    </style:style>
    <style:style style:name="P31" style:family="paragraph">
      <style:paragraph-properties fo:text-align="start"/>
    </style:style>
    <style:style style:name="P32" style:family="paragraph">
      <style:paragraph-properties fo:margin-left="0cm" fo:margin-right="0cm" fo:margin-top="0cm" fo:margin-bottom="0cm" fo:line-height="100%" fo:text-align="start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writing-mode="lr-tb"/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P34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3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1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7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size="18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text-position="0% 100%" style:font-name="DejaVu Sans3" fo:font-size="26pt" fo:font-style="normal" fo:text-shadow="none" style:text-underline-style="solid" style:text-underline-width="auto" style:text-underline-color="font-color" fo:font-weight="normal" style:letter-kerning="true" style:font-name-asian="DejaVu Sans3" style:font-size-asian="26pt" style:font-style-asian="normal" style:font-weight-asian="normal" style:font-name-complex="DejaVu San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0% 100%" style:font-name="DejaVu Sans3" fo:font-size="18pt" fo:font-weight="bold" style:font-name-asian="DejaVu Sans3" style:font-size-asian="18pt" style:font-weight-asian="bold" style:font-name-complex="DejaVu Sans3" style:font-size-complex="18pt" style:font-weight-complex="bold"/>
    </style:style>
    <style:style style:name="T17" style:family="text">
      <style:text-properties style:text-position="0% 100%" style:font-name="DejaVu Sans3" fo:font-size="18pt" style:font-name-asian="DejaVu Sans3" style:font-size-asian="18pt" style:font-name-complex="DejaVu Sans3" style:font-size-complex="1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3" fo:font-size="18pt" fo:font-style="normal" fo:text-shadow="none" style:text-underline-style="none" fo:font-weight="normal" style:letter-kerning="true" style:font-name-asian="DejaVu Sans3" style:font-size-asian="18pt" style:font-style-asian="normal" style:font-weight-asian="normal" style:font-name-complex="DejaVu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3" fo:font-size="18pt" fo:font-style="normal" fo:text-shadow="none" style:text-underline-style="none" fo:font-weight="bold" style:letter-kerning="true" style:font-name-asian="DejaVu Sans3" style:font-size-asian="18pt" style:font-style-asian="normal" style:font-weight-asian="bold" style:font-name-complex="DejaVu 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3" fo:font-size="18pt" fo:font-style="italic" fo:text-shadow="none" style:text-underline-style="none" fo:font-weight="normal" style:letter-kerning="true" style:font-name-asian="DejaVu Sans3" style:font-size-asian="18pt" style:font-style-asian="italic" style:font-weight-asian="normal" style:font-name-complex="DejaVu San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3" fo:font-size="18pt" fo:font-style="normal" fo:text-shadow="none" style:text-underline-style="solid" style:text-underline-width="auto" style:text-underline-color="font-color" fo:font-weight="normal" style:letter-kerning="true" style:font-name-asian="DejaVu Sans3" style:font-size-asian="18pt" style:font-style-asian="normal" style:font-weight-asian="normal" style:font-name-complex="DejaVu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3" fo:font-size="18pt" fo:font-style="normal" fo:text-shadow="none" style:text-underline-style="none" style:letter-kerning="true" style:font-name-asian="DejaVu Sans3" style:font-size-asian="18pt" style:font-style-asian="normal" style:font-name-complex="DejaVu Sans3" style:font-size-complex="18pt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DejaVu Sans3" style:font-name-asian="DejaVu Sans3" style:font-name-complex="DejaVu Sans3"/>
    </style:style>
    <style:style style:name="T24" style:family="text">
      <style:text-properties style:text-position="0% 100%" style:font-name="DejaVu Sans3" fo:font-size="18pt" fo:font-style="italic" fo:font-weight="normal" style:font-name-asian="DejaVu Sans3" style:font-size-asian="18pt" style:font-style-asian="italic" style:font-weight-asian="normal" style:font-name-complex="DejaVu Sans3" style:font-size-complex="18pt" style:font-style-complex="italic" style:font-weight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3" fo:font-size="22pt" fo:font-style="normal" fo:text-shadow="none" style:text-underline-style="none" fo:font-weight="normal" style:letter-kerning="true" style:font-name-asian="DejaVu Sans3" style:font-size-asian="22pt" style:font-style-asian="normal" style:font-weight-asian="normal" style:font-name-complex="DejaVu 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3" fo:font-size="22pt" fo:font-style="normal" fo:text-shadow="none" style:text-underline-style="solid" style:text-underline-width="auto" style:text-underline-color="font-color" fo:font-weight="normal" style:letter-kerning="true" style:font-name-asian="DejaVu Sans3" style:font-size-asian="22pt" style:font-style-asian="normal" style:font-weight-asian="normal" style:font-name-complex="DejaVu 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2pt" fo:font-style="normal" fo:text-shadow="none" style:text-underline-style="solid" style:text-underline-width="auto" style:text-underline-color="font-color" fo:font-weight="normal" style:letter-kerning="true" style:font-name-asian="WenQuanYi Zen Hei1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position="0% 100%" style:font-name="DejaVu Sans3" fo:font-size="18pt" fo:font-style="normal" style:font-name-asian="DejaVu Sans3" style:font-size-asian="18pt" style:font-style-asian="normal" style:font-name-complex="DejaVu Sans3" style:font-size-complex="18pt" style:font-style-complex="normal"/>
    </style:style>
    <style:style style:name="T31" style:family="text">
      <style:text-properties fo:font-variant="normal" fo:text-transform="none" fo:color="#0e0e0e" loext:opacity="100%" style:text-outline="false" style:text-line-through-style="none" style:text-line-through-type="none" style:font-name="Roboto-Regular" fo:font-size="22pt" fo:font-style="normal" fo:text-shadow="none" style:text-underline-style="none" fo:font-weight="normal" style:letter-kerning="true" style:font-name-asian="Roboto-Regular" style:font-size-asian="22pt" style:font-style-asian="normal" style:font-weight-asian="normal" style:font-name-complex="Robot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3" style:family="text">
      <style:text-properties fo:font-variant="normal" fo:text-transform="none" fo:color="#0e0e0e" loext:opacity="100%" style:text-outline="false" style:text-line-through-style="none" style:text-line-through-type="none" style:font-name="Roboto-Regular" fo:font-size="22pt" fo:font-style="normal" fo:text-shadow="none" style:text-underline-style="solid" style:text-underline-width="auto" style:text-underline-color="font-color" fo:font-weight="normal" style:letter-kerning="true" style:font-name-asian="Roboto-Regular" style:font-size-asian="22pt" style:font-style-asian="normal" style:font-weight-asian="normal" style:font-name-complex="Robot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3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Байесовский классификатор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2.999cm" svg:height="1.363cm" svg:x="1.583cm" svg:y="1.83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presentation:style-name="pr4" draw:text-style-name="P6" draw:layer="layout" svg:width="24.8cm" svg:height="10.117cm" svg:x="1.4cm" svg:y="5.6cm">
          <draw:text-box>
            <text:p text:style-name="P3"><text:span text:style-name="T5">методы ML</text:span></text:p>
            <text:p text:style-name="P3"><text:span text:style-name="T6"/></text:p>
            <text:list text:style-name="L1">
              <text:list-item>
                <text:p text:style-name="P4"><text:span text:style-name="T7"><text:s/></text:span><text:span text:style-name="T7">метрические —</text:span><text:span text:style-name="T6"> измеряем расстояния, определить ближайших</text:span></text:p>
              </text:list-item>
              <text:list-item>
                <text:p text:style-name="P4"><text:span text:style-name="T6"><text:s/></text:span><text:span text:style-name="T7">логические</text:span><text:span text:style-name="T6"> - построить правило (комбинацию предикатов)</text:span></text:p>
              </text:list-item>
              <text:list-item>
                <text:p text:style-name="P5"><text:span text:style-name="T7"><text:s/></text:span><text:span text:style-name="T8">статистические</text:span><text:span text:style-name="T7"> -</text:span><text:span text:style-name="T6"> восстановить плотность, определить вероятность</text:span></text:p>
              </text:list-item>
              <text:list-item>
                <text:p text:style-name="P4"><text:span text:style-name="T6"><text:s/></text:span><text:span text:style-name="T7">линейные</text:span><text:span text:style-name="T6"> - построить разделяющую поверхность</text:span></text:p>
              </text:list-item>
              <text:list-item>
                <text:p text:style-name="P5"><text:span text:style-name="T9"><text:s/></text:span><text:span text:style-name="T10">композиции</text:span><text:span text:style-name="T9"> - собрать несколько классификаторов в один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" draw:text-style-name="P9" draw:layer="layout" svg:width="15.8cm" svg:height="4.6cm" svg:x="2cm" svg:y="4.2cm">
          <draw:text-box>
            <text:p text:style-name="P8"><text:span text:style-name="T11">X - объекты, <text:s text:c="2"/>Y - метки классов </text:span></text:p>
            <text:p text:style-name="P8"><text:span text:style-name="T11"/></text:p>
            <text:p text:style-name="P8"><text:span text:style-name="T11">- вероятностное пространство </text:span></text:p>
            <text:p text:style-name="P8"><text:span text:style-name="T11"><text:s text:c="3"/></text:span><text:span text:style-name="T11">с плотностью</text:span></text:p>
          </draw:text-box>
        </draw:frame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" draw:text-style-name="P11" draw:layer="layout" svg:width="2.66cm" svg:height="1.168cm" svg:x="2.14cm" svg:y="5.6cm">
          <draw:object xlink:href="./Object 55" xlink:type="simple" xlink:show="embed" xlink:actuate="onLoad">
            <loext:p text:style-name="P10">
              <text:span text:style-name="T11">
                <text:s text:c="5"/>
              </text:span>
            </loext:p>
          </draw:object>
          <draw:image xlink:href="./ObjectReplacements/Object 55" xlink:type="simple" xlink:show="embed" xlink:actuate="onLoad"/>
        </draw:frame>
        <draw:frame draw:style-name="gr3" draw:text-style-name="P11" draw:layer="layout" svg:width="3.499cm" svg:height="1.265cm" svg:x="12.701cm" svg:y="6.535cm">
          <draw:object xlink:href="./Object 56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4" draw:text-style-name="P9" draw:layer="layout" svg:width="15.8cm" svg:height="4.6cm" svg:x="2cm" svg:y="4.2cm">
          <draw:text-box>
            <text:p text:style-name="P8"><text:span text:style-name="T11">X - объекты, <text:s text:c="2"/>Y - метки классов </text:span></text:p>
            <text:p text:style-name="P8"><text:span text:style-name="T11"/></text:p>
            <text:p text:style-name="P8"><text:span text:style-name="T11">- вероятностное пространство </text:span></text:p>
            <text:p text:style-name="P8"><text:span text:style-name="T11"><text:s text:c="3"/></text:span><text:span text:style-name="T11">с плотностью</text:span></text:p>
          </draw:text-box>
        </draw:frame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" draw:text-style-name="P11" draw:layer="layout" svg:width="2.66cm" svg:height="1.168cm" svg:x="2.14cm" svg:y="5.6cm">
          <draw:object xlink:href="./Object 57" xlink:type="simple" xlink:show="embed" xlink:actuate="onLoad">
            <loext:p text:style-name="P10">
              <text:span text:style-name="T11">
                <text:s text:c="5"/>
              </text:span>
            </loext:p>
          </draw:object>
          <draw:image xlink:href="./ObjectReplacements/Object 57" xlink:type="simple" xlink:show="embed" xlink:actuate="onLoad"/>
        </draw:frame>
        <draw:frame draw:style-name="gr3" draw:text-style-name="P11" draw:layer="layout" svg:width="3.499cm" svg:height="1.265cm" svg:x="12.701cm" svg:y="6.535cm">
          <draw:object xlink:href="./Object 58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58" xlink:type="simple" xlink:show="embed" xlink:actuate="onLoad"/>
        </draw:frame>
        <draw:frame draw:style-name="gr5" draw:text-style-name="P13" draw:layer="layout" svg:width="21.336cm" svg:height="5.6cm" svg:x="2.8cm" svg:y="9cm">
          <draw:text-box>
            <text:p text:style-name="P12"><text:span text:style-name="T12"/></text:p>
            <text:p text:style-name="P12"><text:span text:style-name="T13">выборка:</text:span><text:span text:style-name="T12"> </text:span></text:p>
            <text:p><text:span text:style-name="T12"/></text:p>
            <text:p><text:span text:style-name="T13">Задача</text:span><text:span text:style-name="T1">: </text:span><text:span text:style-name="T12">построить </text:span>классификатор с минимальной ошибкой</text:p>
          </draw:text-box>
        </draw:frame>
        <draw:frame draw:style-name="gr3" draw:text-style-name="P14" draw:layer="layout" svg:width="8.373cm" svg:height="1.265cm" svg:x="6.291cm" svg:y="9.735cm">
          <draw:object xlink:href="./Object 60" xlink:type="simple" xlink:show="embed" xlink:actuate="onLoad">
            <loext:p text:style-name="P10">
              <text:s/>
            </loext:p>
          </draw:object>
          <draw:image xlink:href="./ObjectReplacements/Object 60" xlink:type="simple" xlink:show="embed" xlink:actuate="onLoad"/>
        </draw:frame>
        <draw:frame draw:style-name="gr3" draw:text-style-name="P14" draw:layer="layout" svg:width="4.584cm" svg:height="1.168cm" svg:x="8.416cm" svg:y="12.4cm">
          <draw:object xlink:href="./Object 59" xlink:type="simple" xlink:show="embed" xlink:actuate="onLoad">
            <loext:p text:style-name="P10">
              <text:s/>
            </loext:p>
          </draw:object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6" draw:text-style-name="P9" draw:layer="layout" svg:width="15.8cm" svg:height="4.6cm" svg:x="2cm" svg:y="4.2cm">
          <draw:text-box>
            <text:p text:style-name="P8"><text:span text:style-name="T11">X - объекты, <text:s text:c="2"/>Y - метки классов </text:span></text:p>
            <text:p text:style-name="P8"><text:span text:style-name="T11"/></text:p>
            <text:p text:style-name="P8"><text:span text:style-name="T11">- вероятностное пространство </text:span></text:p>
            <text:p text:style-name="P8"><text:span text:style-name="T11"><text:s text:c="3"/></text:span><text:span text:style-name="T11">с плотностью</text:span></text:p>
          </draw:text-box>
        </draw:frame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" draw:text-style-name="P11" draw:layer="layout" svg:width="2.66cm" svg:height="1.168cm" svg:x="2.14cm" svg:y="5.6cm">
          <draw:object xlink:href="./Object 61" xlink:type="simple" xlink:show="embed" xlink:actuate="onLoad">
            <loext:p text:style-name="P10">
              <text:span text:style-name="T11">
                <text:s text:c="5"/>
              </text:span>
            </loext:p>
          </draw:object>
          <draw:image xlink:href="./ObjectReplacements/Object 61" xlink:type="simple" xlink:show="embed" xlink:actuate="onLoad"/>
        </draw:frame>
        <draw:frame draw:style-name="gr3" draw:text-style-name="P11" draw:layer="layout" svg:width="3.499cm" svg:height="1.265cm" svg:x="12.701cm" svg:y="6.535cm">
          <draw:object xlink:href="./Object 62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62" xlink:type="simple" xlink:show="embed" xlink:actuate="onLoad"/>
        </draw:frame>
        <draw:frame draw:style-name="gr7" draw:text-style-name="P13" draw:layer="layout" svg:width="21.336cm" svg:height="5.6cm" svg:x="2.8cm" svg:y="9cm">
          <draw:text-box>
            <text:p text:style-name="P12"><text:span text:style-name="T12"/></text:p>
            <text:p text:style-name="P12"><text:span text:style-name="T13">выборка:</text:span><text:span text:style-name="T12"> </text:span></text:p>
            <text:p><text:span text:style-name="T12"/></text:p>
            <text:p><text:span text:style-name="T13">Задача</text:span><text:span text:style-name="T1">: </text:span><text:span text:style-name="T12">построить </text:span>классификатор с минимальной ошибкой</text:p>
          </draw:text-box>
        </draw:frame>
        <draw:frame draw:style-name="gr3" draw:text-style-name="P14" draw:layer="layout" svg:width="8.373cm" svg:height="1.265cm" svg:x="6.291cm" svg:y="9.735cm">
          <draw:object xlink:href="./Object 63" xlink:type="simple" xlink:show="embed" xlink:actuate="onLoad">
            <loext:p text:style-name="P10">
              <text:s/>
            </loext:p>
          </draw:object>
          <draw:image xlink:href="./ObjectReplacements/Object 63" xlink:type="simple" xlink:show="embed" xlink:actuate="onLoad"/>
        </draw:frame>
        <draw:frame draw:style-name="gr3" draw:text-style-name="P14" draw:layer="layout" svg:width="4.584cm" svg:height="1.168cm" svg:x="8.416cm" svg:y="12.4cm">
          <draw:object xlink:href="./Object 64" xlink:type="simple" xlink:show="embed" xlink:actuate="onLoad">
            <loext:p text:style-name="P10">
              <text:s/>
            </loext:p>
          </draw:object>
          <draw:image xlink:href="./ObjectReplacements/Object 64" xlink:type="simple" xlink:show="embed" xlink:actuate="onLoad"/>
        </draw:frame>
        <draw:frame draw:style-name="gr8" draw:text-style-name="P15" draw:layer="layout" svg:width="21cm" svg:height="4.6cm" svg:x="3.4cm" svg:y="15cm">
          <draw:text-box>
            <text:p><text:span text:style-name="T14">принцип максимума </text:span><text:span text:style-name="T13">апостериорной вероятности</text:span></text:p>
          </draw:text-box>
        </draw:frame>
        <draw:frame draw:style-name="gr9" draw:text-style-name="P10" draw:layer="layout" svg:width="9.607cm" svg:height="1.889cm" svg:x="7.8cm" svg:y="17.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8" draw:text-style-name="P15" draw:layer="layout" svg:width="21cm" svg:height="4.6cm" svg:x="1.8cm" svg:y="5.4cm">
          <draw:text-box>
            <text:p><text:span text:style-name="T14">принцип максимума </text:span><text:span text:style-name="T13">апостериорной вероятности</text:span></text:p>
          </draw:text-box>
        </draw:frame>
        <draw:frame draw:style-name="gr10" draw:text-style-name="P10" draw:layer="layout" svg:width="19.165cm" svg:height="1.889cm" svg:x="2.035cm" svg:y="7.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1" draw:text-style-name="P16" draw:layer="layout" svg:width="6.6cm" svg:height="3cm" svg:x="19.2cm" svg:y="15cm">
          <draw:text-box>
            <text:p><text:span text:style-name="T13">формула Байеса :</text:span></text:p>
          </draw:text-box>
        </draw:frame>
        <draw:frame draw:style-name="gr12" draw:text-style-name="P17" draw:layer="layout" svg:width="6.23cm" svg:height="1.59cm" svg:x="19.4cm" svg:y="16.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3" draw:text-style-name="P18" draw:layer="layout" svg:width="17.4cm" svg:height="5.4cm" svg:x="1cm" svg:y="10.6cm">
          <draw:text-box>
            <text:p><text:s text:c="10"/></text:p>
            <text:p><text:s text:c="17"/>- априорная вероятность класса y</text:p>
            <text:p/>
            <text:p><text:s text:c="16"/>- ф-ция правдоподобия класса y</text:p>
            <text:p/>
            <text:p><text:s text:c="16"/>- апостериорная вероятность класса y</text:p>
          </draw:text-box>
        </draw:frame>
        <draw:frame draw:style-name="gr14" draw:text-style-name="P19" draw:layer="layout" svg:width="2.472cm" svg:height="1.265cm" svg:x="1.928cm" svg:y="11.135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4" draw:text-style-name="P19" draw:layer="layout" svg:width="3.23cm" svg:height="1.265cm" svg:x="0.97cm" svg:y="14.13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4" draw:text-style-name="P19" draw:layer="layout" svg:width="3.23cm" svg:height="1.265cm" svg:x="0.97cm" svg:y="12.6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text-style-name="P20" draw:layer="layout" svg:width="17.2cm" svg:height="1.339cm" svg:x="1.8cm" svg:y="4.31cm" presentation:class="title" presentation:user-transformed="true">
          <draw:text-box>
            <text:p><text:span text:style-name="T15">о функционале среднего риска</text:span></text:p>
          </draw:text-box>
        </draw:frame>
        <draw:frame draw:style-name="gr15" draw:text-style-name="P22" draw:layer="layout" svg:width="20.8cm" svg:height="4.673cm" svg:x="2cm" svg:y="6.001cm">
          <draw:text-box>
            <text:p text:style-name="P21"><text:span text:style-name="T16"/></text:p>
            <text:p text:style-name="P21"><text:span text:style-name="T16"><text:s/></text:span><text:span text:style-name="T17"><text:s/></text:span><text:span text:style-name="T17">- классификатор <text:s/></text:span></text:p>
            <text:p text:style-name="P21"><text:span text:style-name="T17"/></text:p>
            <text:p text:style-name="P21"><text:span text:style-name="T18"/></text:p>
            <text:p text:style-name="P21"><text:span text:style-name="T18"><text:s text:c="2"/></text:span><text:span text:style-name="T18">- разбиение <text:s text:c="4"/>на части <text:s/></text:span></text:p>
            <text:p text:style-name="P21"><text:span text:style-name="T18"/></text:p>
          </draw:text-box>
        </draw:frame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" draw:text-style-name="P14" draw:layer="layout" svg:width="4.584cm" svg:height="1.168cm" svg:x="10.8cm" svg:y="6.632cm">
          <draw:object xlink:href="./Object 5" xlink:type="simple" xlink:show="embed" xlink:actuate="onLoad">
            <loext:p text:style-name="P10">
              <text:s/>
            </loext:p>
          </draw:object>
          <draw:image xlink:href="./ObjectReplacements/Object 5" xlink:type="simple" xlink:show="embed" xlink:actuate="onLoad"/>
        </draw:frame>
        <draw:frame draw:style-name="gr3" draw:text-style-name="P14" draw:layer="layout" svg:width="11.839cm" svg:height="1.345cm" svg:x="2.361cm" svg:y="8.8cm">
          <draw:object xlink:href="./Object 19" xlink:type="simple" xlink:show="embed" xlink:actuate="onLoad">
            <loext:p text:style-name="P10">
              <text:s/>
            </loext:p>
          </draw:object>
          <draw:image xlink:href="./ObjectReplacements/Object 19" xlink:type="simple" xlink:show="embed" xlink:actuate="onLoad"/>
        </draw:frame>
        <draw:frame draw:style-name="gr3" draw:text-style-name="P14" draw:layer="layout" svg:width="1.029cm" svg:height="1.168cm" svg:x="18.171cm" svg:y="8.8cm">
          <draw:object xlink:href="./Object 50" xlink:type="simple" xlink:show="embed" xlink:actuate="onLoad">
            <loext:p text:style-name="P10">
              <text:s/>
            </loext:p>
          </draw:object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text-style-name="P20" draw:layer="layout" svg:width="17.2cm" svg:height="1.339cm" svg:x="1.8cm" svg:y="4.31cm" presentation:class="title" presentation:user-transformed="true">
          <draw:text-box>
            <text:p><text:span text:style-name="T15">о функционале среднего риска</text:span></text:p>
          </draw:text-box>
        </draw:frame>
        <draw:frame draw:style-name="gr15" draw:text-style-name="P22" draw:layer="layout" svg:width="20.8cm" svg:height="4.673cm" svg:x="2cm" svg:y="6.001cm">
          <draw:text-box>
            <text:p text:style-name="P21"><text:span text:style-name="T16"/></text:p>
            <text:p text:style-name="P21"><text:span text:style-name="T16"><text:s/></text:span><text:span text:style-name="T17"><text:s/></text:span><text:span text:style-name="T17">- классификатор <text:s/></text:span></text:p>
            <text:p text:style-name="P21"><text:span text:style-name="T17"/></text:p>
            <text:p text:style-name="P21"><text:span text:style-name="T18"/></text:p>
            <text:p text:style-name="P21"><text:span text:style-name="T18"><text:s text:c="2"/></text:span><text:span text:style-name="T18">- разбиение <text:s text:c="4"/>на части <text:s/></text:span></text:p>
            <text:p text:style-name="P21"><text:span text:style-name="T18"/></text:p>
          </draw:text-box>
        </draw:frame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" draw:text-style-name="P14" draw:layer="layout" svg:width="4.584cm" svg:height="1.168cm" svg:x="10.8cm" svg:y="6.632cm">
          <draw:object xlink:href="./Object 54" xlink:type="simple" xlink:show="embed" xlink:actuate="onLoad">
            <loext:p text:style-name="P10">
              <text:s/>
            </loext:p>
          </draw:object>
          <draw:image xlink:href="./ObjectReplacements/Object 54" xlink:type="simple" xlink:show="embed" xlink:actuate="onLoad"/>
        </draw:frame>
        <draw:frame draw:style-name="gr3" draw:text-style-name="P14" draw:layer="layout" svg:width="11.839cm" svg:height="1.345cm" svg:x="2.361cm" svg:y="8.8cm">
          <draw:object xlink:href="./Object 66" xlink:type="simple" xlink:show="embed" xlink:actuate="onLoad">
            <loext:p text:style-name="P10">
              <text:s/>
            </loext:p>
          </draw:object>
          <draw:image xlink:href="./ObjectReplacements/Object 66" xlink:type="simple" xlink:show="embed" xlink:actuate="onLoad"/>
        </draw:frame>
        <draw:frame draw:style-name="gr3" draw:text-style-name="P14" draw:layer="layout" svg:width="1.029cm" svg:height="1.168cm" svg:x="18.171cm" svg:y="8.8cm">
          <draw:object xlink:href="./Object 67" xlink:type="simple" xlink:show="embed" xlink:actuate="onLoad">
            <loext:p text:style-name="P10">
              <text:s/>
            </loext:p>
          </draw:object>
          <draw:image xlink:href="./ObjectReplacements/Object 67" xlink:type="simple" xlink:show="embed" xlink:actuate="onLoad"/>
        </draw:frame>
        <draw:frame draw:style-name="gr16" draw:text-style-name="P23" draw:layer="layout" svg:width="22.07cm" svg:height="3.936cm" svg:x="4.53cm" svg:y="10.864cm">
          <draw:text-box>
            <text:p><text:span text:style-name="T19"/></text:p>
            <text:p><text:span text:style-name="T19">Ошибка:</text:span><text:span text:style-name="T18"> объект </text:span><text:span text:style-name="T20">x</text:span><text:span text:style-name="T18"> класса</text:span><text:span text:style-name="T19"> </text:span><text:span text:style-name="T20">y</text:span><text:span text:style-name="T18"> попал в класс </text:span><text:span text:style-name="T20">s </text:span></text:p>
            <text:p><text:span text:style-name="T20"/></text:p>
            <text:p><text:span text:style-name="T18"><text:s text:c="26"/></text:span><text:span text:style-name="T18">- множество ошибочно классифицированных <text:s text:c="6"/></text:span><text:span text:style-name="T19"><text:s/></text:span></text:p>
          </draw:text-box>
        </draw:frame>
        <draw:frame draw:style-name="gr3" draw:text-style-name="P14" draw:layer="layout" svg:width="3.831cm" svg:height="1.323cm" svg:x="5.569cm" svg:y="12.864cm">
          <draw:object xlink:href="./Object 68" xlink:type="simple" xlink:show="embed" xlink:actuate="onLoad">
            <loext:p text:style-name="P10">
              <text:s/>
            </loext:p>
          </draw:object>
          <draw:image xlink:href="./ObjectReplacements/Object 6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text-style-name="P20" draw:layer="layout" svg:width="17.2cm" svg:height="1.339cm" svg:x="1.8cm" svg:y="4.31cm" presentation:class="title" presentation:user-transformed="true">
          <draw:text-box>
            <text:p><text:span text:style-name="T15">о функционале среднего риска</text:span></text:p>
          </draw:text-box>
        </draw:frame>
        <draw:frame draw:style-name="gr15" draw:text-style-name="P22" draw:layer="layout" svg:width="20.8cm" svg:height="4.673cm" svg:x="2cm" svg:y="6.001cm">
          <draw:text-box>
            <text:p text:style-name="P21"><text:span text:style-name="T16"/></text:p>
            <text:p text:style-name="P21"><text:span text:style-name="T16"><text:s/></text:span><text:span text:style-name="T17"><text:s/></text:span><text:span text:style-name="T17">- классификатор <text:s/></text:span></text:p>
            <text:p text:style-name="P21"><text:span text:style-name="T17"/></text:p>
            <text:p text:style-name="P21"><text:span text:style-name="T18"/></text:p>
            <text:p text:style-name="P21"><text:span text:style-name="T18"><text:s text:c="2"/></text:span><text:span text:style-name="T18">- разбиение <text:s text:c="4"/>на части <text:s/></text:span></text:p>
            <text:p text:style-name="P21"><text:span text:style-name="T18"/></text:p>
          </draw:text-box>
        </draw:frame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" draw:text-style-name="P14" draw:layer="layout" svg:width="4.584cm" svg:height="1.168cm" svg:x="10.8cm" svg:y="6.632cm">
          <draw:object xlink:href="./Object 53" xlink:type="simple" xlink:show="embed" xlink:actuate="onLoad">
            <loext:p text:style-name="P10">
              <text:s/>
            </loext:p>
          </draw:object>
          <draw:image xlink:href="./ObjectReplacements/Object 53" xlink:type="simple" xlink:show="embed" xlink:actuate="onLoad"/>
        </draw:frame>
        <draw:frame draw:style-name="gr3" draw:text-style-name="P14" draw:layer="layout" svg:width="11.839cm" svg:height="1.345cm" svg:x="2.361cm" svg:y="8.8cm">
          <draw:object xlink:href="./Object 69" xlink:type="simple" xlink:show="embed" xlink:actuate="onLoad">
            <loext:p text:style-name="P10">
              <text:s/>
            </loext:p>
          </draw:object>
          <draw:image xlink:href="./ObjectReplacements/Object 69" xlink:type="simple" xlink:show="embed" xlink:actuate="onLoad"/>
        </draw:frame>
        <draw:frame draw:style-name="gr3" draw:text-style-name="P14" draw:layer="layout" svg:width="1.029cm" svg:height="1.168cm" svg:x="18.171cm" svg:y="8.8cm">
          <draw:object xlink:href="./Object 70" xlink:type="simple" xlink:show="embed" xlink:actuate="onLoad">
            <loext:p text:style-name="P10">
              <text:s/>
            </loext:p>
          </draw:object>
          <draw:image xlink:href="./ObjectReplacements/Object 70" xlink:type="simple" xlink:show="embed" xlink:actuate="onLoad"/>
        </draw:frame>
        <draw:frame draw:style-name="gr16" draw:text-style-name="P23" draw:layer="layout" svg:width="22.07cm" svg:height="3.936cm" svg:x="4.53cm" svg:y="10.864cm">
          <draw:text-box>
            <text:p><text:span text:style-name="T19"/></text:p>
            <text:p><text:span text:style-name="T19">Ошибка:</text:span><text:span text:style-name="T18"> объект </text:span><text:span text:style-name="T20">x</text:span><text:span text:style-name="T18"> класса</text:span><text:span text:style-name="T19"> </text:span><text:span text:style-name="T20">y</text:span><text:span text:style-name="T18"> попал в класс </text:span><text:span text:style-name="T20">s </text:span></text:p>
            <text:p><text:span text:style-name="T20"/></text:p>
            <text:p><text:span text:style-name="T18"><text:s text:c="26"/></text:span><text:span text:style-name="T18">- множество ошибочно классифицированных <text:s text:c="6"/></text:span><text:span text:style-name="T19"><text:s/></text:span></text:p>
          </draw:text-box>
        </draw:frame>
        <draw:frame draw:style-name="gr3" draw:text-style-name="P14" draw:layer="layout" svg:width="3.831cm" svg:height="1.323cm" svg:x="5.569cm" svg:y="12.864cm">
          <draw:object xlink:href="./Object 71" xlink:type="simple" xlink:show="embed" xlink:actuate="onLoad">
            <loext:p text:style-name="P10">
              <text:s/>
            </loext:p>
          </draw:object>
          <draw:image xlink:href="./ObjectReplacements/Object 71" xlink:type="simple" xlink:show="embed" xlink:actuate="onLoad"/>
        </draw:frame>
        <draw:frame draw:style-name="gr17" draw:text-style-name="P18" draw:layer="layout" svg:width="20.714cm" svg:height="4.673cm" svg:x="1.4cm" svg:y="14.927cm">
          <draw:text-box>
            <text:p/>
            <text:p>Вероятность ошибки</text:p>
            <text:p/>
            <text:p><text:s text:c="2"/></text:p>
            <text:p><text:s text:c="2"/>где <text:s text:c="18"/>- плотность вероятностного пространства </text:p>
          </draw:text-box>
        </draw:frame>
        <draw:frame draw:style-name="gr18" draw:text-style-name="P10" draw:layer="layout" svg:width="10.247cm" svg:height="2.385cm" svg:x="9.353cm" svg:y="15.6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3" draw:text-style-name="P11" draw:layer="layout" svg:width="3.499cm" svg:height="1.265cm" svg:x="3.301cm" svg:y="17.735cm">
          <draw:object xlink:href="./Object 73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7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text-style-name="P20" draw:layer="layout" svg:width="17.2cm" svg:height="1.339cm" svg:x="1.8cm" svg:y="4.31cm" presentation:class="title" presentation:user-transformed="true">
          <draw:text-box>
            <text:p><text:span text:style-name="T15">о функционале среднего риска</text:span></text:p>
          </draw:text-box>
        </draw:frame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7" draw:text-style-name="P18" draw:layer="layout" svg:width="20.714cm" svg:height="4.673cm" svg:x="1.2cm" svg:y="5.727cm">
          <draw:text-box>
            <text:p/>
            <text:p>Вероятность ошибки</text:p>
            <text:p/>
            <text:p><text:s text:c="2"/></text:p>
            <text:p><text:s text:c="2"/>где <text:s text:c="18"/>- плотность вероятностного пространства </text:p>
          </draw:text-box>
        </draw:frame>
        <draw:frame draw:style-name="gr18" draw:text-style-name="P10" draw:layer="layout" svg:width="10.247cm" svg:height="2.385cm" svg:x="9.153cm" svg:y="6.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3" draw:text-style-name="P11" draw:layer="layout" svg:width="3.499cm" svg:height="1.265cm" svg:x="3.101cm" svg:y="8.535cm">
          <draw:object xlink:href="./Object 76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76" xlink:type="simple" xlink:show="embed" xlink:actuate="onLoad"/>
        </draw:frame>
        <draw:frame draw:style-name="gr19" draw:text-style-name="P24" draw:layer="layout" svg:width="23.4cm" svg:height="3.199cm" svg:x="1.8cm" svg:y="10.8cm">
          <draw:text-box>
            <text:p text:style-name="P12"><text:span text:style-name="T18">Определим константы для каждого класса - </text:span><text:span text:style-name="T21">потеря от ошибки </text:span></text:p>
            <text:p><text:span text:style-name="T19"/></text:p>
            <text:p><text:span text:style-name="T18"><text:s/></text:span></text:p>
            <text:p><text:span text:style-name="T22"/></text:p>
          </draw:text-box>
        </draw:frame>
        <draw:frame draw:style-name="gr3" draw:text-style-name="P11" draw:layer="layout" svg:width="0.201cm" svg:height="1.168cm" svg:x="4.2cm" svg:y="13.335cm">
          <draw:object xlink:href="./Object 6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6" xlink:type="simple" xlink:show="embed" xlink:actuate="onLoad"/>
        </draw:frame>
        <draw:frame draw:style-name="gr3" draw:text-style-name="P11" draw:layer="layout" svg:width="7.446cm" svg:height="1.323cm" svg:x="8.4cm" svg:y="12.077cm">
          <draw:object xlink:href="./Object 51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text-style-name="P20" draw:layer="layout" svg:width="17.2cm" svg:height="1.339cm" svg:x="1.8cm" svg:y="4.31cm" presentation:class="title" presentation:user-transformed="true">
          <draw:text-box>
            <text:p><text:span text:style-name="T15">о функционале среднего риска</text:span></text:p>
          </draw:text-box>
        </draw:frame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7" draw:text-style-name="P18" draw:layer="layout" svg:width="20.714cm" svg:height="4.673cm" svg:x="1.2cm" svg:y="5.727cm">
          <draw:text-box>
            <text:p/>
            <text:p>Вероятность ошибки</text:p>
            <text:p/>
            <text:p><text:s text:c="2"/></text:p>
            <text:p><text:s text:c="2"/>где <text:s text:c="18"/>- плотность вероятностного пространства </text:p>
          </draw:text-box>
        </draw:frame>
        <draw:frame draw:style-name="gr18" draw:text-style-name="P10" draw:layer="layout" svg:width="10.247cm" svg:height="2.385cm" svg:x="9.153cm" svg:y="6.4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3" draw:text-style-name="P11" draw:layer="layout" svg:width="3.499cm" svg:height="1.265cm" svg:x="3.101cm" svg:y="8.535cm">
          <draw:object xlink:href="./Object 77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77" xlink:type="simple" xlink:show="embed" xlink:actuate="onLoad"/>
        </draw:frame>
        <draw:frame draw:style-name="gr20" draw:text-style-name="P24" draw:layer="layout" svg:width="23.4cm" svg:height="3.199cm" svg:x="1.8cm" svg:y="10.8cm">
          <draw:text-box>
            <text:p text:style-name="P12"><text:span text:style-name="T18">Определим константы для каждого класса - </text:span><text:span text:style-name="T21">потеря от ошибки </text:span></text:p>
            <text:p><text:span text:style-name="T19"/></text:p>
            <text:p><text:span text:style-name="T18"><text:s/></text:span></text:p>
            <text:p><text:span text:style-name="T22"/></text:p>
          </draw:text-box>
        </draw:frame>
        <draw:frame draw:style-name="gr21" draw:text-style-name="P25" draw:layer="layout" svg:width="19.294cm" svg:height="4.189cm" svg:x="1.506cm" svg:y="14.611cm">
          <draw:text-box>
            <text:p><text:span text:style-name="T19">Средний риск: </text:span><text:span text:style-name="T18">мат.ожидание потери классификатора</text:span></text:p>
          </draw:text-box>
        </draw:frame>
        <draw:frame draw:style-name="gr3" draw:text-style-name="P11" draw:layer="layout" svg:width="0.201cm" svg:height="1.168cm" svg:x="4.2cm" svg:y="13.335cm">
          <draw:object xlink:href="./Object 78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78" xlink:type="simple" xlink:show="embed" xlink:actuate="onLoad"/>
        </draw:frame>
        <draw:frame draw:style-name="gr3" draw:text-style-name="P11" draw:layer="layout" svg:width="6.476cm" svg:height="1.323cm" svg:x="8.4cm" svg:y="12.077cm">
          <draw:object xlink:href="./Object 79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79" xlink:type="simple" xlink:show="embed" xlink:actuate="onLoad"/>
        </draw:frame>
        <draw:frame draw:style-name="gr22" draw:text-style-name="P10" draw:layer="layout" svg:width="11.634cm" svg:height="2.151cm" svg:x="5cm" svg:y="16.049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1" draw:text-style-name="P25" draw:layer="layout" svg:width="19.294cm" svg:height="4.189cm" svg:x="1.2cm" svg:y="4.011cm">
          <draw:text-box>
            <text:p><text:span text:style-name="T19">Средний риск: </text:span><text:span text:style-name="T18">мат.ожидание потери классификатора</text:span></text:p>
          </draw:text-box>
        </draw:frame>
        <draw:frame draw:style-name="gr22" draw:text-style-name="P10" draw:layer="layout" svg:width="11.634cm" svg:height="2.151cm" svg:x="4.694cm" svg:y="5.449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23" draw:text-style-name="P26" draw:layer="layout" svg:width="24cm" svg:height="11cm" svg:x="1.2cm" svg:y="8.6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</text:p>
            <text:p><text:s/></text:p>
            <text:list text:style-name="L2">
              <text:list-item>
                <text:p>априорные вероятности классов </text:p>
                <text:p/>
              </text:list-item>
              <text:list-item>
                <text:p>плотности их распределений </text:p>
                <text:p><text:span text:style-name="T23"/></text:p>
              </text:list-item>
              <text:list-item>
                <text:p><text:span text:style-name="T17">потери от ошибки </text:span></text:p>
                <text:p><text:span text:style-name="T17"/></text:p>
              </text:list-item>
            </text:list>
            <text:p><text:span text:style-name="T17">тогда минимум среднего риска</text:span><text:span text:style-name="T24"> R(a)</text:span><text:span text:style-name="T20"> </text:span><text:span text:style-name="T18">достигается</text:span><text:span text:style-name="T17"> классификатором</text:span></text:p>
          </draw:text-box>
        </draw:frame>
        <draw:frame draw:style-name="gr3" draw:text-style-name="P11" draw:layer="layout" svg:width="3.499cm" svg:height="1.265cm" svg:x="12.101cm" svg:y="12.8cm">
          <draw:object xlink:href="./Object 20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20" xlink:type="simple" xlink:show="embed" xlink:actuate="onLoad"/>
        </draw:frame>
        <draw:frame draw:style-name="gr3" draw:text-style-name="P11" draw:layer="layout" svg:width="2.486cm" svg:height="1.265cm" svg:x="13.314cm" svg:y="11.335cm">
          <draw:object xlink:href="./Object 52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52" xlink:type="simple" xlink:show="embed" xlink:actuate="onLoad"/>
        </draw:frame>
        <draw:frame draw:style-name="gr3" draw:text-style-name="P11" draw:layer="layout" svg:width="2.695cm" svg:height="1.323cm" svg:x="8.505cm" svg:y="14.4cm">
          <draw:object xlink:href="./Object 81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81" xlink:type="simple" xlink:show="embed" xlink:actuate="onLoad"/>
        </draw:frame>
        <draw:frame draw:style-name="gr18" draw:text-style-name="P10" draw:layer="layout" svg:width="14.722cm" svg:height="2.151cm" svg:x="5.478cm" svg:y="17.249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3" draw:text-style-name="P26" draw:layer="layout" svg:width="24cm" svg:height="11cm" svg:x="0.8cm" svg:y="3.8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</text:p>
            <text:p><text:s/></text:p>
            <text:list text:style-name="L2">
              <text:list-item>
                <text:p>априорные вероятности классов </text:p>
                <text:p/>
              </text:list-item>
              <text:list-item>
                <text:p>плотности их распределений </text:p>
                <text:p><text:span text:style-name="T23"/></text:p>
              </text:list-item>
              <text:list-item>
                <text:p><text:span text:style-name="T17">потери от ошибки </text:span></text:p>
                <text:p><text:span text:style-name="T17"/></text:p>
              </text:list-item>
            </text:list>
            <text:p><text:span text:style-name="T17">тогда минимум среднего риска</text:span><text:span text:style-name="T24"> R(a)</text:span><text:span text:style-name="T20"> </text:span><text:span text:style-name="T18">достигается</text:span><text:span text:style-name="T17"> классификатором</text:span></text:p>
          </draw:text-box>
        </draw:frame>
        <draw:frame draw:style-name="gr3" draw:text-style-name="P11" draw:layer="layout" svg:width="3.499cm" svg:height="1.265cm" svg:x="11.701cm" svg:y="8cm">
          <draw:object xlink:href="./Object 84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84" xlink:type="simple" xlink:show="embed" xlink:actuate="onLoad"/>
        </draw:frame>
        <draw:frame draw:style-name="gr3" draw:text-style-name="P11" draw:layer="layout" svg:width="2.486cm" svg:height="1.265cm" svg:x="12.914cm" svg:y="6.535cm">
          <draw:object xlink:href="./Object 85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85" xlink:type="simple" xlink:show="embed" xlink:actuate="onLoad"/>
        </draw:frame>
        <draw:frame draw:style-name="gr3" draw:text-style-name="P11" draw:layer="layout" svg:width="2.695cm" svg:height="1.323cm" svg:x="8.105cm" svg:y="9.6cm">
          <draw:object xlink:href="./Object 86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86" xlink:type="simple" xlink:show="embed" xlink:actuate="onLoad"/>
        </draw:frame>
        <draw:frame draw:style-name="gr18" draw:text-style-name="P10" draw:layer="layout" svg:width="14.722cm" svg:height="2.151cm" svg:x="5.078cm" svg:y="12.449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24" draw:text-style-name="P27" draw:layer="layout" svg:width="15.4cm" svg:height="5.339cm" svg:x="9cm" svg:y="14.861cm">
          <draw:text-box>
            <text:p><text:span text:style-name="T25">Дополнение:</text:span></text:p>
            <text:p><text:span text:style-name="T25"/></text:p>
            <text:p><text:span text:style-name="T26">если</text:span></text:p>
            <text:p><text:span text:style-name="T26"/></text:p>
            <text:p><text:span text:style-name="T26">то <text:s/></text:span></text:p>
          </draw:text-box>
        </draw:frame>
        <draw:frame draw:style-name="gr25" draw:text-style-name="P10" draw:layer="layout" svg:width="13.156cm" svg:height="1.889cm" svg:x="10.644cm" svg:y="17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11" draw:layer="layout" svg:width="6.535cm" svg:height="1.323cm" svg:x="11cm" svg:y="16cm">
          <draw:object xlink:href="./Object 88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8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6" draw:text-style-name="P28" draw:layer="layout" svg:width="21.008cm" svg:height="10.832cm" svg:x="1.4cm" svg:y="9cm">
          <draw:text-box>
            <text:p><text:span text:style-name="T27"><text:s text:c="10"/></text:span><text:span text:style-name="T28">б</text:span><text:span text:style-name="T29">айесовский классификатор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><text:s text:c="17"/></text:span><text:span text:style-name="T18">- потеря для объектов y</text:span></text:p>
            <text:p text:style-name="P12"><text:span text:style-name="T30"/></text:p>
            <text:p text:style-name="P12"><text:span text:style-name="T18"><text:s text:c="15"/></text:span><text:span text:style-name="T18">- доля примеров класса y (</text:span><text:span text:style-name="T30">априорная вероятность)</text:span></text:p>
            <text:p text:style-name="P12"><text:span text:style-name="T30"/></text:p>
            <text:p><text:span text:style-name="T18"><text:s text:c="15"/></text:span><text:span text:style-name="T18">- плотность </text:span><text:span text:style-name="T30"><text:s/>класса y</text:span></text:p>
          </draw:text-box>
        </draw:frame>
        <draw:frame draw:style-name="gr18" draw:text-style-name="P14" draw:layer="layout" svg:width="13.156cm" svg:height="1.889cm" svg:x="1.652cm" svg:y="11.17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3" draw:text-style-name="P2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" draw:text-style-name="P11" draw:layer="layout" svg:width="1.173cm" svg:height="1.323cm" svg:x="3.435cm" svg:y="13.4cm">
          <draw:object xlink:href="./Object 10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10" xlink:type="simple" xlink:show="embed" xlink:actuate="onLoad"/>
        </draw:frame>
        <draw:frame draw:style-name="gr3" draw:text-style-name="P11" draw:layer="layout" svg:width="2.484cm" svg:height="1.265cm" svg:x="2.008cm" svg:y="15cm">
          <draw:object xlink:href="./Object 21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21" xlink:type="simple" xlink:show="embed" xlink:actuate="onLoad"/>
        </draw:frame>
        <draw:frame draw:style-name="gr3" draw:text-style-name="P11" draw:layer="layout" svg:width="3.245cm" svg:height="1.265cm" svg:x="1.453cm" svg:y="16.535cm">
          <draw:object xlink:href="./Object 89" xlink:type="simple" xlink:show="embed" xlink:actuate="onLoad">
            <loext:p text:style-name="P10">
              <text:span text:style-name="T11">
                <text:s/>
              </text:span>
            </loext:p>
          </draw:object>
          <draw:image xlink:href="./ObjectReplacements/Object 89" xlink:type="simple" xlink:show="embed" xlink:actuate="onLoad"/>
        </draw:frame>
        <draw:frame draw:style-name="gr8" draw:text-style-name="P15" draw:layer="layout" svg:width="21cm" svg:height="4.6cm" svg:x="1cm" svg:y="4.2cm">
          <draw:text-box>
            <text:p><text:span text:style-name="T14">принцип максимума </text:span><text:span text:style-name="T13">апостериорной вероятности</text:span></text:p>
          </draw:text-box>
        </draw:frame>
        <draw:frame draw:style-name="gr9" draw:text-style-name="P10" draw:layer="layout" svg:width="9.607cm" svg:height="1.889cm" svg:x="5.4cm" svg:y="6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16" draw:layer="layout" svg:width="6.6cm" svg:height="3cm" svg:x="20.2cm" svg:y="5.2cm">
          <draw:text-box>
            <text:p><text:span text:style-name="T13">формула Байеса :</text:span></text:p>
          </draw:text-box>
        </draw:frame>
        <draw:frame draw:style-name="gr12" draw:text-style-name="P17" draw:layer="layout" svg:width="6.23cm" svg:height="1.59cm" svg:x="20.4cm" svg:y="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7" draw:text-style-name="P33" draw:layer="layout" svg:width="23.4cm" svg:height="12.879cm" svg:x="1cm" svg:y="4.8cm">
          <draw:text-box>
            <text:p text:style-name="P29"><text:span text:style-name="T31">git clone </text:span><text:span text:style-name="T31"><text:a xlink:href="https://github.com/mechanoid5/ml_lectorium.git" xlink:type="simple">https://github.com/mechanoid5/ml_lectorium.git</text:a></text:span></text:p>
            <text:p text:style-name="P29"><text:span text:style-name="T31"/></text:p>
            <text:p text:style-name="P30"><text:span text:style-name="T31"/></text:p>
            <text:p text:style-name="P30"><text:span text:style-name="T31">К.В. Воронцов <text:s text:c="2"/>Байесовская теория классификации и методы восстановления плотности. - Курс "Машинное обучение" ШАД Яндекс 2014</text:span></text:p>
            <text:p text:style-name="P31"><text:span text:style-name="T32"/></text:p>
            <text:p text:style-name="P31"><text:span text:style-name="T32"/></text:p>
            <text:p text:style-name="P32"><text:span text:style-name="T32">Борисов Е.С. Байесовский классификатор.</text:span></text:p>
            <text:p text:style-name="P32"><text:span text:style-name="T32"><text:a xlink:href="http://mechanoid.su/ml-bayes.html" xlink:type="simple">http://mechanoid.su/ml-bayes.html</text:a></text:span></text:p>
            <text:p text:style-name="P32"><text:span text:style-name="T32"/></text:p>
            <text:p text:style-name="P31"><text:span text:style-name="T33"/></text:p>
            <text:p text:style-name="P31"><text:span text:style-name="T32"/></text:p>
            <text:p text:style-name="P31"><text:span text:style-name="T34"/></text:p>
          </draw:text-box>
        </draw:frame>
        <draw:frame presentation:style-name="pr3" draw:text-style-name="P2" draw:layer="layout" svg:width="22.999cm" svg:height="1.363cm" svg:x="1.583cm" svg:y="1.838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6" draw:text-style-name="P34" draw:layer="layout" svg:width="25.199cm" svg:height="15.2cm" svg:x="1.4cm" svg:y="4cm" presentation:class="subtitle" presentation:user-transformed="true">
          <draw:text-box>
            <text:p text:style-name="P10"><text:span text:style-name="T35">Вопросы ?</text:span></text:p>
          </draw:text-box>
        </draw:frame>
        <draw:frame draw:style-name="gr28" draw:text-style-name="P35" draw:layer="layout" svg:width="3.595cm" svg:height="3.595cm" svg:x="12cm" svg:y="5.605cm">
          <draw:image xlink:href="Pictures/10000001000000C8000000C83F0D1891E5BB06B2.png" xlink:type="simple" xlink:show="embed" xlink:actuate="onLoad" draw:mime-type="image/png">
            <text:p/>
          </draw:image>
        </draw:frame>
        <draw:frame presentation:style-name="pr3" draw:text-style-name="P2" draw:layer="layout" svg:width="24.599cm" svg:height="1.363cm" svg:x="0.591cm" svg:y="2.009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FreeSans" svg:font-family="FreeSans" style:font-pitch="variable"/>
    <style:font-face style:name="FreeSans1" svg:font-family="FreeSans" style:font-family-generic="system" style:font-pitch="variable"/>
    <style:font-face style:name="FreeSans2" svg:font-family="FreeSans" style:font-family-generic="swiss" style:font-pitch="variable"/>
    <style:font-face style:name="Georgia" svg:font-family="Georgia" style:font-family-generic="roman" style:font-pitch="variable"/>
    <style:font-face style:name="Georgia1" svg:font-family="Georgia"/>
    <style:font-face style:name="Georgia2" svg:font-family="Georgia" style:font-pitch="variable"/>
    <style:font-face style:name="Georgia3" svg:font-family="Georgia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swiss" style:font-pitch="variable"/>
    <style:font-face style:name="Noto Sans" svg:font-family="'Noto Sans'" style:font-family-generic="roman" style:font-pitch="variable"/>
    <style:font-face style:name="Roboto-Regular" svg:font-family="Roboto-Regular"/>
    <style:font-face style:name="Roboto-Regular1" svg:font-family="Roboto-Regular" style:font-pitch="variable"/>
    <style:font-face style:name="WenQuanYi Zen Hei" svg:font-family="'WenQuanYi Zen Hei'" style:font-family-generic="swiss" style:font-pitch="variable"/>
    <style:font-face style:name="WenQuanYi Zen Hei1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_5f_1" style:display-name="Обычный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_5f_1" style:display-name="Обычный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_5f_1" style:display-name="Обычный_3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_5f_1" style:display-name="Обычный_3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_5f_1_5f_1" style:display-name="Обычный_1_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_5f_1_5f_1" style:display-name="Обычный_1_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_5f_1" style:display-name="Объект без заливки и линий_19_1_1_1_1" style:family="graphic" style:parent-style-name="Обычный_5f_1_5f_9_5f_1_5f_1_5f_1">
      <style:graphic-properties draw:stroke="none" draw:fill="none"/>
    </style:style>
    <style:style style:name="Объект_20_без_20_заливки_20_и_20_линий_5f_9_5f_2_5f_1_5f_1_5f_1_5f_1" style:display-name="Объект без заливки и линий_9_2_1_1_1_1" style:family="graphic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12T13:43:28.395297443</dc:date>
    <meta:editing-duration>PT21H32M34S</meta:editing-duration>
    <meta:editing-cycles>298</meta:editing-cycles>
    <meta:generator>LibreOffice/7.2.0.4$Linux_X86_64 LibreOffice_project/20$Build-4</meta:generator>
    <meta:document-statistic meta:object-count="172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10/content.xml><?xml version="1.0" encoding="utf-8"?>
<math xmlns="http://www.w3.org/1998/Math/MathML" display="block">
  <semantics>
    <msub>
      <mi>λ</mi>
      <mi>y</mi>
    </msub>
    <annotation encoding="StarMath 5.0">λ_{y}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row>
          <mo fence="true" stretchy="false">(</mo>
          <mrow>
            <mrow>
              <mi>y</mi>
              <mo stretchy="false">|</mo>
              <mi>x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P( y mline x ) = argmax csub {y in Y} P(y) p( x mline y ) </annotation>
  </semantics>
</math>
</file>

<file path=Object 19/content.xml><?xml version="1.0" encoding="utf-8"?>
<math xmlns="http://www.w3.org/1998/Math/MathML" display="block">
  <semantics>
    <mrow>
      <mrow>
        <msub>
          <mi>A</mi>
          <mi>y</mi>
        </msub>
        <mo stretchy="false">=</mo>
        <mrow>
          <mo fence="true" form="prefix" stretchy="false">{</mo>
          <mrow>
            <mrow>
              <mrow>
                <mi>x</mi>
                <mo stretchy="false">∈</mo>
                <mi>X</mi>
                <mo stretchy="false">∣</mo>
                <mi>a</mi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=</mo>
                <mi>y</mi>
              </mrow>
            </mrow>
          </mrow>
          <mo fence="true" form="postfix" stretchy="false">}</mo>
        </mrow>
      </mrow>
      <mi>,</mi>
      <mrow>
        <mi>y</mi>
        <mo stretchy="false">∈</mo>
        <mi>Y</mi>
      </mrow>
    </mrow>
    <annotation encoding="StarMath 5.0">A_y = lbrace x in X divides a(x)=y rbrace , y in Y 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|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>A</mi>
              </mrow>
              <mo fence="true" stretchy="false">)</mo>
            </mrow>
            <mi>P</mi>
            <mrow>
              <mo fence="true" stretchy="false">(</mo>
              <mrow>
                <mrow>
                  <mi>B</mi>
                  <mo stretchy="false">|</mo>
                  <mi>A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A mline B) = { P(A) P(B mline A)  } over { P(B) }</annotation>
  </semantics>
</math>
</file>

<file path=Object 20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21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 y )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|</mo>
              <mi>B</mi>
            </mrow>
          </mrow>
          <mo fence="true" form="postfix" stretchy="false">)</mo>
        </mrow>
        <mo stretchy="false">=</mo>
        <mfrac>
          <mrow>
            <mi>P</mi>
            <mrow>
              <mo fence="true" form="prefix" stretchy="false">(</mo>
              <mrow>
                <mi>A</mi>
              </mrow>
              <mo fence="true" form="postfix" stretchy="false">)</mo>
            </mrow>
            <mi>P</mi>
            <mrow>
              <mo fence="true" form="prefix" stretchy="false">(</mo>
              <mrow>
                <mrow>
                  <mi>B</mi>
                  <mo stretchy="false">|</mo>
                  <mi>A</mi>
                </mrow>
              </mrow>
              <mo fence="true" form="postfix" stretchy="false">)</mo>
            </mrow>
          </mrow>
          <mrow>
            <mi>P</mi>
            <mrow>
              <mo fence="true" form="prefix" stretchy="false">(</mo>
              <mrow>
                <mi>B</mi>
              </mrow>
              <mo fence="true" form="postfix" stretchy="false">)</mo>
            </mrow>
          </mrow>
        </mfrac>
      </mrow>
    </mrow>
    <annotation encoding="StarMath 5.0">P(A mline B) = { P(A) P(B mline A)  } over { P(B) }</annotation>
  </semantics>
</math>
</file>

<file path=Object 47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y)</annotation>
  </semantics>
</math>
</file>

<file path=Object 48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y</mi>
            <mo stretchy="false">∣</mo>
            <mi>x</mi>
          </mrow>
        </mrow>
        <mo fence="true" form="postfix" stretchy="false">)</mo>
      </mrow>
    </mrow>
    <annotation encoding="StarMath 5.0">p(y divides x)</annotation>
  </semantics>
</math>
</file>

<file path=Object 49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o stretchy="false">∣</mo>
            <mi>y</mi>
          </mrow>
        </mrow>
        <mo fence="true" form="postfix" stretchy="false">)</mo>
      </mrow>
    </mrow>
    <annotation encoding="StarMath 5.0">p(x divides y)</annotation>
  </semantics>
</math>
</file>

<file path=Object 5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50/content.xml><?xml version="1.0" encoding="utf-8"?>
<math xmlns="http://www.w3.org/1998/Math/MathML" display="block">
  <semantics>
    <mi>X</mi>
    <annotation encoding="StarMath 5.0">X</annotation>
  </semantics>
</math>
</file>

<file path=Object 51/content.xml><?xml version="1.0" encoding="utf-8"?>
<math xmlns="http://www.w3.org/1998/Math/MathML" display="block">
  <semantics>
    <mrow>
      <mrow>
        <msub>
          <mi>λ</mi>
          <mi mathvariant="italic">ys</mi>
        </msub>
        <mo stretchy="false">&gt;</mo>
        <mn>0</mn>
      </mrow>
      <mi>,</mi>
      <mrow>
        <mi mathvariant="italic">ys</mi>
        <mo stretchy="false">∈</mo>
        <mrow>
          <mi>Y</mi>
          <mo stretchy="false">×</mo>
          <mi>Y</mi>
        </mrow>
      </mrow>
    </mrow>
    <annotation encoding="StarMath 5.0">λ_{ys} &gt;0, ys  in Y times Y </annotation>
  </semantics>
</math>
</file>

<file path=Object 52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y)</annotation>
  </semantics>
</math>
</file>

<file path=Object 53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54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55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

<file path=Object 56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57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

<file path=Object 58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59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6/content.xml><?xml version="1.0" encoding="utf-8"?>
<math xmlns="http://www.w3.org/1998/Math/MathML" display="block"/>
</file>

<file path=Object 60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row>
              <mi>'</mi>
              <mo stretchy="false">×</mo>
              <mi>Y</mi>
            </mrow>
            <mi>'</mi>
          </mrow>
        </mrow>
        <mo fence="true" form="postfix" stretchy="false">)</mo>
      </mrow>
      <mo stretchy="false">⊂</mo>
      <mrow>
        <mo fence="true" form="prefix" stretchy="false">(</mo>
        <mrow>
          <mrow>
            <mi>X</mi>
            <mo stretchy="false">×</mo>
            <mi>Y</mi>
          </mrow>
        </mrow>
        <mo fence="true" form="postfix" stretchy="false">)</mo>
      </mrow>
    </mrow>
    <annotation encoding="StarMath 5.0">(X' times Y') subset (X times Y)</annotation>
  </semantics>
</math>
</file>

<file path=Object 61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

<file path=Object 62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63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row>
              <mi>'</mi>
              <mo stretchy="false">×</mo>
              <mi>Y</mi>
            </mrow>
            <mi>'</mi>
          </mrow>
        </mrow>
        <mo fence="true" form="postfix" stretchy="false">)</mo>
      </mrow>
      <mo stretchy="false">⊂</mo>
      <mrow>
        <mo fence="true" form="prefix" stretchy="false">(</mo>
        <mrow>
          <mrow>
            <mi>X</mi>
            <mo stretchy="false">×</mo>
            <mi>Y</mi>
          </mrow>
        </mrow>
        <mo fence="true" form="postfix" stretchy="false">)</mo>
      </mrow>
    </mrow>
    <annotation encoding="StarMath 5.0">(X' times Y') subset (X times Y)</annotation>
  </semantics>
</math>
</file>

<file path=Object 64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65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form="prefix" stretchy="false">(</mo>
        <mrow>
          <mrow>
            <mi>y</mi>
            <mo stretchy="false">|</mo>
            <mi>x</mi>
          </mrow>
        </mrow>
        <mo fence="true" form="postfix" stretchy="false">)</mo>
      </mrow>
    </mrow>
    <annotation encoding="StarMath 5.0">a( x ) = argmax csub {y in Y} P( y mline x )</annotation>
  </semantics>
</math>
</file>

<file path=Object 66/content.xml><?xml version="1.0" encoding="utf-8"?>
<math xmlns="http://www.w3.org/1998/Math/MathML" display="block">
  <semantics>
    <mrow>
      <mrow>
        <msub>
          <mi>A</mi>
          <mi>y</mi>
        </msub>
        <mo stretchy="false">=</mo>
        <mrow>
          <mo fence="true" form="prefix" stretchy="false">{</mo>
          <mrow>
            <mrow>
              <mrow>
                <mi>x</mi>
                <mo stretchy="false">∈</mo>
                <mi>X</mi>
                <mo stretchy="false">∣</mo>
                <mi>a</mi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=</mo>
                <mi>y</mi>
              </mrow>
            </mrow>
          </mrow>
          <mo fence="true" form="postfix" stretchy="false">}</mo>
        </mrow>
      </mrow>
      <mi>,</mi>
      <mrow>
        <mi>y</mi>
        <mo stretchy="false">∈</mo>
        <mi>Y</mi>
      </mrow>
    </mrow>
    <annotation encoding="StarMath 5.0">A_y = lbrace x in X divides a(x)=y rbrace , y in Y 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row>
      <msub>
        <mi>A</mi>
        <mi>s</mi>
      </msub>
      <mi>,</mi>
      <mrow>
        <mi>s</mi>
        <mo stretchy="false">≠</mo>
        <mi>y</mi>
      </mrow>
    </mrow>
    <annotation encoding="StarMath 5.0">A_s, s neq y</annotation>
  </semantics>
</math>
</file>

<file path=Object 69/content.xml><?xml version="1.0" encoding="utf-8"?>
<math xmlns="http://www.w3.org/1998/Math/MathML" display="block">
  <semantics>
    <mrow>
      <mrow>
        <msub>
          <mi>A</mi>
          <mi>y</mi>
        </msub>
        <mo stretchy="false">=</mo>
        <mrow>
          <mo fence="true" form="prefix" stretchy="false">{</mo>
          <mrow>
            <mrow>
              <mrow>
                <mi>x</mi>
                <mo stretchy="false">∈</mo>
                <mi>X</mi>
                <mo stretchy="false">∣</mo>
                <mi>a</mi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=</mo>
                <mi>y</mi>
              </mrow>
            </mrow>
          </mrow>
          <mo fence="true" form="postfix" stretchy="false">}</mo>
        </mrow>
      </mrow>
      <mi>,</mi>
      <mrow>
        <mi>y</mi>
        <mo stretchy="false">∈</mo>
        <mi>Y</mi>
      </mrow>
    </mrow>
    <annotation encoding="StarMath 5.0">A_y = lbrace x in X divides a(x)=y rbrace , y in Y 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form="prefix" stretchy="false">(</mo>
        <mrow>
          <mi>y</mi>
        </mrow>
        <mo fence="true" form="postfix" stretchy="false">)</mo>
      </mrow>
      <mi>p</mi>
      <mrow>
        <mo fence="true" form="prefix" stretchy="false">(</mo>
        <mrow>
          <mrow>
            <mi>x</mi>
            <mo stretchy="false">|</mo>
            <mi>y</mi>
          </mrow>
        </mrow>
        <mo fence="true" form="postfix" stretchy="false">)</mo>
      </mrow>
    </mrow>
    <annotation encoding="StarMath 5.0">a( x ) = argmax csub {y in Y} %lambda_y P(y) p( x mline y ) </annotation>
  </semantics>
</math>
</file>

<file path=Object 70/content.xml><?xml version="1.0" encoding="utf-8"?>
<math xmlns="http://www.w3.org/1998/Math/MathML" display="block">
  <semantics>
    <mi>X</mi>
    <annotation encoding="StarMath 5.0">X</annotation>
  </semantics>
</math>
</file>

<file path=Object 71/content.xml><?xml version="1.0" encoding="utf-8"?>
<math xmlns="http://www.w3.org/1998/Math/MathML" display="block">
  <semantics>
    <mrow>
      <msub>
        <mi>A</mi>
        <mi>s</mi>
      </msub>
      <mi>,</mi>
      <mrow>
        <mi>s</mi>
        <mo stretchy="false">≠</mo>
        <mi>y</mi>
      </mrow>
    </mrow>
    <annotation encoding="StarMath 5.0">A_s, s neq y</annotation>
  </semantics>
</math>
</file>

<file path=Object 7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3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7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6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77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78/content.xml><?xml version="1.0" encoding="utf-8"?>
<math xmlns="http://www.w3.org/1998/Math/MathML" display="block"/>
</file>

<file path=Object 79/content.xml><?xml version="1.0" encoding="utf-8"?>
<math xmlns="http://www.w3.org/1998/Math/MathML" display="block">
  <semantics>
    <mrow>
      <mrow>
        <msub>
          <mi>λ</mi>
          <mi mathvariant="italic">ys</mi>
        </msub>
        <mo stretchy="false">&gt;</mo>
        <mn>0</mn>
      </mrow>
      <mi>;</mi>
      <mi>y</mi>
      <mi>,</mi>
      <mrow>
        <mi>s</mi>
        <mo stretchy="false">∈</mo>
        <mi>Y</mi>
      </mrow>
    </mrow>
    <annotation encoding="StarMath 5.0">λ_{ys} &gt;0; y,s in Y</annotation>
  </semantics>
</math>
</file>

<file path=Object 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80/content.xml><?xml version="1.0" encoding="utf-8"?>
<math xmlns="http://www.w3.org/1998/Math/MathML" display="block">
  <semantics>
    <mrow>
      <mi>R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y</mi>
              <mo stretchy="false">∈</mo>
              <mi>Y</mi>
            </mrow>
          </munder>
          <mrow>
            <munder>
              <mo stretchy="false">∑</mo>
              <mrow>
                <mi>s</mi>
                <mo stretchy="false">∈</mo>
                <mi>Y</mi>
              </mrow>
            </munder>
            <msub>
              <mi>λ</mi>
              <mi mathvariant="italic">ys</mi>
            </msub>
          </mrow>
        </mrow>
      </mrow>
      <mi>P</mi>
      <mrow>
        <mo fence="true" stretchy="false">(</mo>
        <mrow>
          <mrow>
            <msub>
              <mi>A</mi>
              <mi>s</mi>
            </msub>
            <mi>,</mi>
            <mi>y</mi>
          </mrow>
        </mrow>
        <mo fence="true" stretchy="false">)</mo>
      </mrow>
    </mrow>
    <annotation encoding="StarMath 5.0">R(a)= sum from{y in Y} sum from{s in Y} %lambda_{ys} P(A_s,y) </annotation>
  </semantics>
</math>
</file>

<file path=Object 81/content.xml><?xml version="1.0" encoding="utf-8"?>
<math xmlns="http://www.w3.org/1998/Math/MathML" display="block">
  <semantics>
    <mrow>
      <msub>
        <mi>λ</mi>
        <mi mathvariant="italic">ys</mi>
      </msub>
      <mo stretchy="false">&gt;</mo>
      <mn>0</mn>
    </mrow>
    <annotation encoding="StarMath 5.0">λ_{ys} &gt;0</annotation>
  </semantics>
</math>
</file>

<file path=Object 82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83/content.xml><?xml version="1.0" encoding="utf-8"?>
<math xmlns="http://www.w3.org/1998/Math/MathML" display="block">
  <semantics>
    <mrow>
      <mi>R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y</mi>
              <mo stretchy="false">∈</mo>
              <mi>Y</mi>
            </mrow>
          </munder>
          <mrow>
            <munder>
              <mo stretchy="false">∑</mo>
              <mrow>
                <mi>s</mi>
                <mo stretchy="false">∈</mo>
                <mi>Y</mi>
              </mrow>
            </munder>
            <msub>
              <mi>λ</mi>
              <mi mathvariant="italic">ys</mi>
            </msub>
          </mrow>
        </mrow>
      </mrow>
      <mi>P</mi>
      <mrow>
        <mo fence="true" stretchy="false">(</mo>
        <mrow>
          <mrow>
            <msub>
              <mi>A</mi>
              <mi>s</mi>
            </msub>
            <mi>,</mi>
            <mi>y</mi>
          </mrow>
        </mrow>
        <mo fence="true" stretchy="false">)</mo>
      </mrow>
    </mrow>
    <annotation encoding="StarMath 5.0">R(a)= sum from{y in Y} sum from{s in Y} %lambda_{ys} P(A_s,y) </annotation>
  </semantics>
</math>
</file>

<file path=Object 84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85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y)</annotation>
  </semantics>
</math>
</file>

<file path=Object 86/content.xml><?xml version="1.0" encoding="utf-8"?>
<math xmlns="http://www.w3.org/1998/Math/MathML" display="block">
  <semantics>
    <mrow>
      <msub>
        <mi>λ</mi>
        <mi mathvariant="italic">ys</mi>
      </msub>
      <mo stretchy="false">&gt;</mo>
      <mn>0</mn>
    </mrow>
    <annotation encoding="StarMath 5.0">λ_{ys} &gt;0</annotation>
  </semantics>
</math>
</file>

<file path=Object 8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88/content.xml><?xml version="1.0" encoding="utf-8"?>
<math xmlns="http://www.w3.org/1998/Math/MathML" display="block">
  <semantics>
    <mrow>
      <mrow>
        <msub>
          <mi>λ</mi>
          <mi mathvariant="italic">yy</mi>
        </msub>
        <mo stretchy="false">=</mo>
        <mn>0</mn>
      </mrow>
      <mi>;</mi>
      <mrow>
        <msub>
          <mi>λ</mi>
          <mi>y</mi>
        </msub>
        <mo stretchy="false">≡</mo>
        <msub>
          <mi>λ</mi>
          <mi mathvariant="italic">ys</mi>
        </msub>
      </mrow>
    </mrow>
    <annotation encoding="StarMath 5.0">λ_{yy} = 0; λ_{y} equiv λ_{ys}   </annotation>
  </semantics>
</math>
</file>

<file path=Object 89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o stretchy="false">∣</mo>
            <mi>y</mi>
          </mrow>
        </mrow>
        <mo fence="true" form="postfix" stretchy="false">)</mo>
      </mrow>
    </mrow>
    <annotation encoding="StarMath 5.0">p( x divides y )</annotation>
  </semantics>
</math>
</file>